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63.16mm" svg:y="1.79mm">
            <loext:p draw:notify-on-update-of-ranges="Feuille1.A2:Feuille1.A7 Feuille1.B2:Feuille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65.23mm" svg:y="96.95mm">
            <loext:p draw:notify-on-update-of-ranges="Feuille1.A17:Feuille1.A22 Feuille1.B17:Feuille1.B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tem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0001" calcext:value-type="float">
            <text:p>5,50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9858" calcext:value-type="float">
            <text:p>3,09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5881" calcext:value-type="float">
            <text:p>2,658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46694" calcext:value-type="float">
            <text:p>2,466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22261" calcext:value-type="float">
            <text:p>2,222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53986" calcext:value-type="float">
            <text:p>2,53986</text:p>
          </table:table-cell>
        </table:table-row>
        <table:table-row table:style-name="ro1" table:number-rows-repeated="8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tem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8517" calcext:value-type="float">
            <text:p>2,48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4717" calcext:value-type="float">
            <text:p>1,247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9951" calcext:value-type="float">
            <text:p>1,899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97" calcext:value-type="float">
            <text:p>1,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3006" calcext:value-type="float">
            <text:p>0,97300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86941" calcext:value-type="float">
            <text:p>0,986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3:49:38.400000000</meta:creation-date>
    <dc:date>2017-03-21T23:54:07.515000000</dc:date>
    <meta:editing-duration>PT4M29S</meta:editing-duration>
    <meta:editing-cycles>1</meta:editing-cycles>
    <meta:document-statistic meta:table-count="1" meta:cell-count="28" meta:object-count="2"/>
    <meta:generator>LibreOffice/5.1.2.2$Windows_x86 LibreOffice_project/d3bf12ecb743fc0d20e0be0c58ca359301eb705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06cm" svg:y="0.29cm" chart:style-name="ch2">
          <text:p>Temps en fonction du nombre de threads</text:p>
        </chart:title>
        <chart:plot-area chart:style-name="ch3" table:cell-range-address="Feuille1.A2:Feuille1.B7" svg:x="1.331cm" svg:y="1.275cm" svg:width="14.349cm" svg:height="6.564cm">
          <chartooo:coordinate-region svg:x="1.767cm" svg:y="1.474cm" svg:width="13.726cm" svg:height="5.718cm"/>
          <chart:axis chart:dimension="x" chart:name="primary-x" chart:style-name="ch4">
            <chart:title svg:x="7.032cm" svg:y="8.019cm" chart:style-name="ch5">
              <text:p>Nombre de threads</text:p>
            </chart:title>
            <chart:grid chart:style-name="ch6" chart:class="major"/>
          </chart:axis>
          <chart:axis chart:dimension="y" chart:name="primary-y" chart:style-name="ch4">
            <chart:title svg:x="0.451cm" svg:y="5.54cm" chart:style-name="ch7">
              <text:p>Temps (sec)</text:p>
            </chart:title>
            <chart:grid chart:style-name="ch6" chart:class="major"/>
          </chart:axis>
          <chart:series chart:style-name="ch8" chart:values-cell-range-address="Feuille1.B2:Feuille1.B7" chart:class="chart:scatter">
            <chart:domain table:cell-range-address="Feuille1.A2:Feuille1.A7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2:Feuille1.A7</svg:desc>
                </draw:g>
              </table:table-cell>
              <table:table-cell office:value-type="float" office:value="5.50001">
                <text:p>5.50001</text:p>
                <draw:g>
                  <svg:desc>Feuille1.B2:Feuille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09858">
                <text:p>3.09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5881">
                <text:p>2.658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.46694">
                <text:p>2.466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2.22261">
                <text:p>2.22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.53986">
                <text:p>2.53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06cm" svg:y="0.292cm" chart:style-name="ch2">
          <text:p>Temps en fonction du nombre de threads</text:p>
        </chart:title>
        <chart:plot-area chart:style-name="ch3" table:cell-range-address="Feuille1.A17:Feuille1.B22" svg:x="1.331cm" svg:y="1.275cm" svg:width="14.349cm" svg:height="6.564cm">
          <chartooo:coordinate-region svg:x="2.058cm" svg:y="1.474cm" svg:width="13.435cm" svg:height="5.718cm"/>
          <chart:axis chart:dimension="x" chart:name="primary-x" chart:style-name="ch4">
            <chart:title svg:x="7.032cm" svg:y="8.019cm" chart:style-name="ch5">
              <text:p>Nombre de threads</text:p>
            </chart:title>
            <chart:grid chart:style-name="ch6" chart:class="major"/>
          </chart:axis>
          <chart:axis chart:dimension="y" chart:name="primary-y" chart:style-name="ch4">
            <chart:title svg:x="0.451cm" svg:y="5.54cm" chart:style-name="ch7">
              <text:p>Temps (sec)</text:p>
            </chart:title>
            <chart:grid chart:style-name="ch6" chart:class="major"/>
          </chart:axis>
          <chart:series chart:style-name="ch8" chart:values-cell-range-address="Feuille1.B17:Feuille1.B22" chart:class="chart:scatter">
            <chart:domain table:cell-range-address="Feuille1.A17:Feuille1.A2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A17:Feuille1.A22</svg:desc>
                </draw:g>
              </table:table-cell>
              <table:table-cell office:value-type="float" office:value="2.48517">
                <text:p>2.48517</text:p>
                <draw:g>
                  <svg:desc>Feuille1.B17:Feuille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4717">
                <text:p>1.24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89951">
                <text:p>1.89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797">
                <text:p>1.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973006">
                <text:p>0.973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86941">
                <text:p>0.9869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